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No.f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fulll_nam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020701" table:style-name="ce1">
            <text:p>17020701</text:p>
          </table:table-cell>
          <table:table-cell office:value-type="float" office:value="17020701" table:style-name="ce1">
            <text:p>17020701</text:p>
          </table:table-cell>
          <table:table-cell office:value-type="float" office:value="17020701" table:style-name="ce1">
            <text:p>17020701</text:p>
          </table:table-cell>
          <table:table-cell office:value-type="string" table:style-name="ce1">
            <text:p>Nguyễn Văn A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020702" table:style-name="ce1">
            <text:p>17020702</text:p>
          </table:table-cell>
          <table:table-cell office:value-type="float" office:value="17020702" table:style-name="ce1">
            <text:p>17020702</text:p>
          </table:table-cell>
          <table:table-cell office:value-type="float" office:value="17020702" table:style-name="ce1">
            <text:p>17020702</text:p>
          </table:table-cell>
          <table:table-cell office:value-type="string" table:style-name="ce1">
            <text:p>Nguyen Văn B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020703" table:style-name="ce1">
            <text:p>17020703</text:p>
          </table:table-cell>
          <table:table-cell office:value-type="float" office:value="17020703" table:style-name="ce1">
            <text:p>17020703</text:p>
          </table:table-cell>
          <table:table-cell office:value-type="float" office:value="17020703" table:style-name="ce1">
            <text:p>17020703</text:p>
          </table:table-cell>
          <table:table-cell office:value-type="string" table:style-name="ce1">
            <text:p>Nguyễn Văn C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020704" table:style-name="ce1">
            <text:p>17020704</text:p>
          </table:table-cell>
          <table:table-cell office:value-type="float" office:value="17020704" table:style-name="ce1">
            <text:p>17020704</text:p>
          </table:table-cell>
          <table:table-cell office:value-type="float" office:value="17020704" table:style-name="ce1">
            <text:p>17020704</text:p>
          </table:table-cell>
          <table:table-cell office:value-type="string" table:style-name="ce1">
            <text:p>Nguyen Văn D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020705" table:style-name="ce1">
            <text:p>17020705</text:p>
          </table:table-cell>
          <table:table-cell office:value-type="float" office:value="17020705" table:style-name="ce1">
            <text:p>17020705</text:p>
          </table:table-cell>
          <table:table-cell office:value-type="float" office:value="17020705" table:style-name="ce1">
            <text:p>17020705</text:p>
          </table:table-cell>
          <table:table-cell office:value-type="string" table:style-name="ce1">
            <text:p>Nguyễn Văn E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020706" table:style-name="ce1">
            <text:p>17020706</text:p>
          </table:table-cell>
          <table:table-cell office:value-type="float" office:value="17020706" table:style-name="ce1">
            <text:p>17020706</text:p>
          </table:table-cell>
          <table:table-cell office:value-type="float" office:value="17020706" table:style-name="ce1">
            <text:p>17020706</text:p>
          </table:table-cell>
          <table:table-cell office:value-type="string" table:style-name="ce1">
            <text:p>Nguyen Văn F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020707" table:style-name="ce1">
            <text:p>17020707</text:p>
          </table:table-cell>
          <table:table-cell office:value-type="float" office:value="17020707" table:style-name="ce1">
            <text:p>17020707</text:p>
          </table:table-cell>
          <table:table-cell office:value-type="float" office:value="17020707" table:style-name="ce1">
            <text:p>17020707</text:p>
          </table:table-cell>
          <table:table-cell office:value-type="string" table:style-name="ce1">
            <text:p>Nguyễn Văn G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020708" table:style-name="ce1">
            <text:p>17020708</text:p>
          </table:table-cell>
          <table:table-cell office:value-type="float" office:value="17020708" table:style-name="ce1">
            <text:p>17020708</text:p>
          </table:table-cell>
          <table:table-cell office:value-type="float" office:value="17020708" table:style-name="ce1">
            <text:p>17020708</text:p>
          </table:table-cell>
          <table:table-cell office:value-type="string" table:style-name="ce1">
            <text:p>Nguyen Văn H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7020709" table:style-name="ce1">
            <text:p>17020709</text:p>
          </table:table-cell>
          <table:table-cell office:value-type="float" office:value="17020709" table:style-name="ce1">
            <text:p>17020709</text:p>
          </table:table-cell>
          <table:table-cell office:value-type="float" office:value="17020709" table:style-name="ce1">
            <text:p>17020709</text:p>
          </table:table-cell>
          <table:table-cell office:value-type="string" table:style-name="ce1">
            <text:p>Nguyễn Văn A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020710" table:style-name="ce1">
            <text:p>17020710</text:p>
          </table:table-cell>
          <table:table-cell office:value-type="float" office:value="17020710" table:style-name="ce1">
            <text:p>17020710</text:p>
          </table:table-cell>
          <table:table-cell office:value-type="float" office:value="17020710" table:style-name="ce1">
            <text:p>17020710</text:p>
          </table:table-cell>
          <table:table-cell office:value-type="string" table:style-name="ce1">
            <text:p>Nguyen Văn B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020711" table:style-name="ce1">
            <text:p>17020711</text:p>
          </table:table-cell>
          <table:table-cell office:value-type="float" office:value="17020711" table:style-name="ce1">
            <text:p>17020711</text:p>
          </table:table-cell>
          <table:table-cell office:value-type="float" office:value="17020711" table:style-name="ce1">
            <text:p>17020711</text:p>
          </table:table-cell>
          <table:table-cell office:value-type="string" table:style-name="ce1">
            <text:p>Nguyễn Văn C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020712" table:style-name="ce1">
            <text:p>17020712</text:p>
          </table:table-cell>
          <table:table-cell office:value-type="float" office:value="17020712" table:style-name="ce1">
            <text:p>17020712</text:p>
          </table:table-cell>
          <table:table-cell office:value-type="float" office:value="17020712" table:style-name="ce1">
            <text:p>17020712</text:p>
          </table:table-cell>
          <table:table-cell office:value-type="string" table:style-name="ce1">
            <text:p>Nguyen Văn D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020713" table:style-name="ce1">
            <text:p>17020713</text:p>
          </table:table-cell>
          <table:table-cell office:value-type="float" office:value="17020713" table:style-name="ce1">
            <text:p>17020713</text:p>
          </table:table-cell>
          <table:table-cell office:value-type="float" office:value="17020713" table:style-name="ce1">
            <text:p>17020713</text:p>
          </table:table-cell>
          <table:table-cell office:value-type="string" table:style-name="ce1">
            <text:p>Nguyễn Văn E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020714" table:style-name="ce1">
            <text:p>17020714</text:p>
          </table:table-cell>
          <table:table-cell office:value-type="float" office:value="17020714" table:style-name="ce1">
            <text:p>17020714</text:p>
          </table:table-cell>
          <table:table-cell office:value-type="float" office:value="17020714" table:style-name="ce1">
            <text:p>17020714</text:p>
          </table:table-cell>
          <table:table-cell office:value-type="string" table:style-name="ce1">
            <text:p>Nguyen Văn F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020715" table:style-name="ce1">
            <text:p>17020715</text:p>
          </table:table-cell>
          <table:table-cell office:value-type="float" office:value="17020715" table:style-name="ce1">
            <text:p>17020715</text:p>
          </table:table-cell>
          <table:table-cell office:value-type="float" office:value="17020715" table:style-name="ce1">
            <text:p>17020715</text:p>
          </table:table-cell>
          <table:table-cell office:value-type="string" table:style-name="ce1">
            <text:p>Nguyễn Văn G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020716" table:style-name="ce1">
            <text:p>17020716</text:p>
          </table:table-cell>
          <table:table-cell office:value-type="float" office:value="17020716" table:style-name="ce1">
            <text:p>17020716</text:p>
          </table:table-cell>
          <table:table-cell office:value-type="float" office:value="17020716" table:style-name="ce1">
            <text:p>17020716</text:p>
          </table:table-cell>
          <table:table-cell office:value-type="string" table:style-name="ce1">
            <text:p>Nguyen Văn H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020717" table:style-name="ce1">
            <text:p>17020717</text:p>
          </table:table-cell>
          <table:table-cell office:value-type="float" office:value="17020717" table:style-name="ce1">
            <text:p>17020717</text:p>
          </table:table-cell>
          <table:table-cell office:value-type="float" office:value="17020717" table:style-name="ce1">
            <text:p>17020717</text:p>
          </table:table-cell>
          <table:table-cell office:value-type="string" table:style-name="ce1">
            <text:p>Nguyễn Văn A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020718" table:style-name="ce1">
            <text:p>17020718</text:p>
          </table:table-cell>
          <table:table-cell office:value-type="float" office:value="17020718" table:style-name="ce1">
            <text:p>17020718</text:p>
          </table:table-cell>
          <table:table-cell office:value-type="float" office:value="17020718" table:style-name="ce1">
            <text:p>17020718</text:p>
          </table:table-cell>
          <table:table-cell office:value-type="string" table:style-name="ce1">
            <text:p>Nguyen Văn B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020719" table:style-name="ce1">
            <text:p>17020719</text:p>
          </table:table-cell>
          <table:table-cell office:value-type="float" office:value="17020719" table:style-name="ce1">
            <text:p>17020719</text:p>
          </table:table-cell>
          <table:table-cell office:value-type="float" office:value="17020719" table:style-name="ce1">
            <text:p>17020719</text:p>
          </table:table-cell>
          <table:table-cell office:value-type="string" table:style-name="ce1">
            <text:p>Nguyễn Văn C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020720" table:style-name="ce1">
            <text:p>17020720</text:p>
          </table:table-cell>
          <table:table-cell office:value-type="float" office:value="17020720" table:style-name="ce1">
            <text:p>17020720</text:p>
          </table:table-cell>
          <table:table-cell office:value-type="float" office:value="17020720" table:style-name="ce1">
            <text:p>17020720</text:p>
          </table:table-cell>
          <table:table-cell office:value-type="string" table:style-name="ce1">
            <text:p>Nguyen Văn D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020721" table:style-name="ce1">
            <text:p>17020721</text:p>
          </table:table-cell>
          <table:table-cell office:value-type="float" office:value="17020721" table:style-name="ce1">
            <text:p>17020721</text:p>
          </table:table-cell>
          <table:table-cell office:value-type="float" office:value="17020721" table:style-name="ce1">
            <text:p>17020721</text:p>
          </table:table-cell>
          <table:table-cell office:value-type="string" table:style-name="ce1">
            <text:p>Nguyễn Văn E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020722" table:style-name="ce1">
            <text:p>17020722</text:p>
          </table:table-cell>
          <table:table-cell office:value-type="float" office:value="17020722" table:style-name="ce1">
            <text:p>17020722</text:p>
          </table:table-cell>
          <table:table-cell office:value-type="float" office:value="17020722" table:style-name="ce1">
            <text:p>17020722</text:p>
          </table:table-cell>
          <table:table-cell office:value-type="string" table:style-name="ce1">
            <text:p>Nguyen Văn F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020723" table:style-name="ce1">
            <text:p>17020723</text:p>
          </table:table-cell>
          <table:table-cell office:value-type="float" office:value="17020723" table:style-name="ce1">
            <text:p>17020723</text:p>
          </table:table-cell>
          <table:table-cell office:value-type="float" office:value="17020723" table:style-name="ce1">
            <text:p>17020723</text:p>
          </table:table-cell>
          <table:table-cell office:value-type="string" table:style-name="ce1">
            <text:p>Nguyễn Văn G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020724" table:style-name="ce1">
            <text:p>17020724</text:p>
          </table:table-cell>
          <table:table-cell office:value-type="float" office:value="17020724" table:style-name="ce1">
            <text:p>17020724</text:p>
          </table:table-cell>
          <table:table-cell office:value-type="float" office:value="17020724" table:style-name="ce1">
            <text:p>17020724</text:p>
          </table:table-cell>
          <table:table-cell office:value-type="string" table:style-name="ce1">
            <text:p>Nguyen Văn H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AI</dc:creator>
    <meta:creation-date>2019-12-06T20:50:23Z</meta:creation-date>
    <dc:date>2019-12-31T09:04:13Z</dc:date>
    <meta:editing-cycles>1</meta:editing-cycles>
    <meta:editing-duration>PT367S</meta:editing-duration>
  </office:meta>
</office:document-meta>
</file>